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39a0b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3fd" officeooo:paragraph-rsid="001a53fd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officeooo:rsid="001b6072" officeooo:paragraph-rsid="001b6072" style:font-size-asian="12pt" style:font-weight-asian="bold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bold" officeooo:rsid="001b6072" officeooo:paragraph-rsid="001bbd1b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82338" officeooo:paragraph-rsid="001c4f50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f375" officeooo:paragraph-rsid="001bbd1b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f375" officeooo:paragraph-rsid="001c4f50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9dc9" officeooo:paragraph-rsid="001bbd1b" style:font-size-asian="12pt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bbd1b" style:font-size-asian="12pt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bbd1b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c4f50" style:font-size-asian="12pt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a53fd" officeooo:paragraph-rsid="001bbd1b" style:font-name-complex="Helvetica"/>
    </style:style>
    <style:style style:name="P26" style:family="paragraph" style:parent-style-name="Standard">
      <style:paragraph-properties style:snap-to-layout-grid="false"/>
      <style:text-properties fo:font-size="12pt" officeooo:rsid="000dbf95" officeooo:paragraph-rsid="001bbd1b" style:font-size-asian="12pt"/>
    </style:style>
    <style:style style:name="P2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8" style:family="paragraph" style:parent-style-name="Heading_20_1">
      <style:text-properties fo:font-weight="bold" style:font-weight-asian="bold"/>
    </style:style>
    <style:style style:name="P29" style:family="paragraph" style:parent-style-name="Heading_20_1">
      <style:paragraph-properties style:snap-to-layout-grid="false"/>
      <style:text-properties fo:font-weight="bold" style:font-weight-asian="bold"/>
    </style:style>
    <style:style style:name="P30" style:family="paragraph" style:parent-style-name="Heading_20_1">
      <style:text-properties style:font-name="Helvetica" style:font-name-complex="Helvetica"/>
    </style:style>
    <style:style style:name="P3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2" style:family="paragraph" style:parent-style-name="Heading_20_3">
      <style:paragraph-properties style:snap-to-layout-grid="false"/>
      <style:text-properties fo:font-weight="bold" style:font-weight-asian="bold"/>
    </style:style>
    <style:style style:name="P33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3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45e7"/>
    </style:style>
    <style:style style:name="T2" style:family="text">
      <style:text-properties officeooo:rsid="00182338"/>
    </style:style>
    <style:style style:name="T3" style:family="text">
      <style:text-properties officeooo:rsid="001a9dc9"/>
    </style:style>
    <style:style style:name="T4" style:family="text">
      <style:text-properties officeooo:rsid="001bbd1b"/>
    </style:style>
    <style:style style:name="T5" style:family="text">
      <style:text-properties officeooo:rsid="001c4f50"/>
    </style:style>
    <style:style style:name="T6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7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9" text:outline-level="1"/>
          </table:table-cell>
          <table:table-cell table:style-name="Table1.A2" table:number-columns-spanned="2" office:value-type="string">
            <text:h text:style-name="P3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8" text:outline-level="1">Project</text:h>
          </table:table-cell>
          <table:table-cell table:style-name="Table1.A3" table:number-columns-spanned="3" office:value-type="string">
            <text:h text:style-name="P3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6"><text:span text:style-name="T4">50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4">16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/>
            <text:p text:style-name="P11">-<text:span text:style-name="T4">Work on design of history view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6">-<text:span text:style-name="T4">Finish design of page</text:span></text:p>
            <text:p text:style-name="P17"><text:span text:style-name="T4">-Integrate with login stuff</text:span></text:p>
            <text:p text:style-name="P17"><text:span text:style-name="T4">-work on MN domain on the pages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0" text:outline-level="1">Monday</text:h>
          </table:table-cell>
          <table:table-cell table:style-name="Table4.A2" office:value-type="string">
            <text:p text:style-name="P18"><text:span text:style-name="T5">1</text:span></text:p>
          </table:table-cell>
          <table:table-cell table:style-name="Table4.A2" office:value-type="string">
            <text:p text:style-name="P23"><text:span text:style-name="T4"><text:s/>Group meeting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20"><text:span text:style-name="T5">6</text:span></text:p>
          </table:table-cell>
          <table:table-cell table:style-name="Table4.A2" office:value-type="string">
            <text:p text:style-name="P24"><text:span text:style-name="T4">Design of history view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20"><text:span text:style-name="T5">1</text:span></text:p>
          </table:table-cell>
          <table:table-cell table:style-name="Table4.A2" office:value-type="string">
            <text:p text:style-name="P19"><text:span text:style-name="T4">History view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19"><text:span text:style-name="T4">1</text:span></text:p>
          </table:table-cell>
          <table:table-cell table:style-name="Table4.A2" office:value-type="string">
            <text:p text:style-name="P19"><text:span text:style-name="T4">Group meeting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21"><text:span text:style-name="T4">6</text:span></text:p>
          </table:table-cell>
          <table:table-cell table:style-name="Table4.A2" office:value-type="string">
            <text:p text:style-name="P21"><text:span text:style-name="T4">Design + implementation of history view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2">Sunday</text:p>
          </table:table-cell>
          <table:table-cell table:style-name="Table4.A10" office:value-type="string">
            <text:p text:style-name="P22"><text:span text:style-name="T4">8</text:span></text:p>
          </table:table-cell>
          <table:table-cell table:style-name="Table4.A10" office:value-type="string">
            <text:p text:style-name="P21"><text:span text:style-name="T4">Design + implementation of history view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5"><text:span text:style-name="T4">2</text:span><text:span text:style-name="T5">3</text:span>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17:44:23.77</dc:date>
    <meta:print-date>1998-10-09T11:53:00</meta:print-date>
    <meta:editing-cycles>32</meta:editing-cycles>
    <meta:editing-duration>PT19M13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2" meta:word-count="86" meta:character-count="480" meta:non-whitespace-character-count="434"/>
  </office:meta>
</office:document-meta>
</file>